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Liberation Sans1" svg:font-family="'Liberation Sans'"/>
    <style:font-face style:name="Monospace2" svg:font-family="Monospace"/>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1a06171"/>
    </style:style>
    <style:style style:name="P2" style:family="paragraph" style:parent-style-name="Footer">
      <style:paragraph-properties fo:text-align="center" style:justify-single-word="false"/>
      <style:text-properties officeooo:paragraph-rsid="019ece81"/>
    </style:style>
    <style:style style:name="P3" style:family="paragraph" style:parent-style-name="Heading_20_2">
      <style:text-properties officeooo:rsid="01a2c397" officeooo:paragraph-rsid="01a2c397"/>
    </style:style>
    <style:style style:name="P4" style:family="paragraph" style:parent-style-name="Heading_20_2">
      <style:text-properties officeooo:rsid="01ae3198" officeooo:paragraph-rsid="01ae3198"/>
    </style:style>
    <style:style style:name="P5" style:family="paragraph" style:parent-style-name="Heading_20_2">
      <style:text-properties officeooo:paragraph-rsid="01c06d4e"/>
    </style:style>
    <style:style style:name="P6" style:family="paragraph" style:parent-style-name="Heading_20_2">
      <style:paragraph-properties fo:margin-top="0in" fo:margin-bottom="0in" loext:contextual-spacing="false" fo:line-height="120%" fo:text-align="end" style:justify-single-word="false" style:writing-mode="rl-tb"/>
      <style:text-properties officeooo:rsid="01ae3198" officeooo:paragraph-rsid="01bc6217"/>
    </style:style>
    <style:style style:name="P7" style:family="paragraph" style:parent-style-name="Heading_20_1">
      <style:text-properties officeooo:rsid="01a25c55" officeooo:paragraph-rsid="01a25c55"/>
    </style:style>
    <style:style style:name="P8" style:family="paragraph" style:parent-style-name="Text_20_body">
      <style:text-properties officeooo:paragraph-rsid="01b4fc7f"/>
    </style:style>
    <style:style style:name="P9" style:family="paragraph" style:parent-style-name="Text_20_body">
      <style:text-properties officeooo:paragraph-rsid="01b568ce"/>
    </style:style>
    <style:style style:name="P10" style:family="paragraph" style:parent-style-name="Text_20_body">
      <style:text-properties officeooo:paragraph-rsid="01b8b685"/>
    </style:style>
    <style:style style:name="P11" style:family="paragraph" style:parent-style-name="Text_20_body">
      <style:text-properties officeooo:rsid="01b8b685" officeooo:paragraph-rsid="01b8b685"/>
    </style:style>
    <style:style style:name="P12" style:family="paragraph" style:parent-style-name="Text_20_body">
      <style:text-properties officeooo:rsid="01b9c9dd" officeooo:paragraph-rsid="01bbaddf"/>
    </style:style>
    <style:style style:name="P13" style:family="paragraph" style:parent-style-name="Text_20_body">
      <style:text-properties officeooo:rsid="01d00402" officeooo:paragraph-rsid="01d00402"/>
    </style:style>
    <style:style style:name="P14" style:family="paragraph" style:parent-style-name="Text_20_body" style:list-style-name="L3">
      <style:paragraph-properties fo:text-align="start" style:justify-single-word="false" style:writing-mode="lr-tb"/>
      <style:text-properties fo:font-size="12pt" officeooo:rsid="00eb6387" officeooo:paragraph-rsid="00eb6387" style:font-size-asian="12pt" style:font-size-complex="12pt"/>
    </style:style>
    <style:style style:name="P15" style:family="paragraph" style:parent-style-name="Text_20_body">
      <style:paragraph-properties fo:text-align="start" style:justify-single-word="false" style:writing-mode="lr-tb"/>
    </style:style>
    <style:style style:name="P16" style:family="paragraph" style:parent-style-name="Text_20_body">
      <style:paragraph-properties fo:margin-top="0in" fo:margin-bottom="0in" loext:contextual-spacing="false" fo:line-height="120%" fo:text-align="end" style:justify-single-word="false" style:writing-mode="rl-tb"/>
    </style:style>
    <style:style style:name="P17" style:family="paragraph" style:parent-style-name="Text_20_body">
      <style:paragraph-properties fo:margin-top="0in" fo:margin-bottom="0in" loext:contextual-spacing="false" fo:line-height="120%" fo:text-align="end" style:justify-single-word="false" style:writing-mode="rl-tb"/>
      <style:text-properties officeooo:rsid="01bc6217" officeooo:paragraph-rsid="01bc6217"/>
    </style:style>
    <style:style style:name="P18" style:family="paragraph" style:parent-style-name="Text_20_body">
      <style:paragraph-properties fo:margin-top="0in" fo:margin-bottom="0in" loext:contextual-spacing="false" fo:line-height="120%" fo:text-align="end" style:justify-single-word="false" style:writing-mode="rl-tb"/>
      <style:text-properties officeooo:rsid="01bdc3a7" officeooo:paragraph-rsid="01bdc3a7"/>
    </style:style>
    <style:style style:name="P19" style:family="paragraph" style:parent-style-name="Text_20_body">
      <style:paragraph-properties fo:text-align="end" style:justify-single-word="false" style:writing-mode="rl-tb"/>
      <style:text-properties officeooo:rsid="00eb6387" officeooo:paragraph-rsid="00eb6387"/>
    </style:style>
    <style:style style:name="P20" style:family="paragraph" style:parent-style-name="Standard">
      <style:text-properties officeooo:rsid="01a25c55" officeooo:paragraph-rsid="01a25c55"/>
    </style:style>
    <style:style style:name="P21" style:family="paragraph" style:parent-style-name="Standard" style:list-style-name="L8">
      <style:text-properties officeooo:rsid="01a25c55" officeooo:paragraph-rsid="01a25c55"/>
    </style:style>
    <style:style style:name="P22" style:family="paragraph" style:parent-style-name="Standard" style:list-style-name="L11">
      <style:text-properties officeooo:paragraph-rsid="01a2c397"/>
    </style:style>
    <style:style style:name="P23" style:family="paragraph" style:parent-style-name="Standard" style:list-style-name="L12"/>
    <style:style style:name="P24" style:family="paragraph" style:parent-style-name="Standard">
      <style:text-properties officeooo:rsid="01a88ed9" officeooo:paragraph-rsid="01a88ed9"/>
    </style:style>
    <style:style style:name="P25" style:family="paragraph" style:parent-style-name="Standard">
      <style:text-properties officeooo:paragraph-rsid="01c0e37d"/>
    </style:style>
    <style:style style:name="P26" style:family="paragraph" style:parent-style-name="Standard">
      <style:text-properties officeooo:paragraph-rsid="01c2d8c9"/>
    </style:style>
    <style:style style:name="P27" style:family="paragraph" style:parent-style-name="Standard">
      <style:text-properties officeooo:paragraph-rsid="01c451de"/>
    </style:style>
    <style:style style:name="P28" style:family="paragraph" style:parent-style-name="Standard">
      <style:text-properties officeooo:paragraph-rsid="01c5ef67"/>
    </style:style>
    <style:style style:name="P29" style:family="paragraph" style:parent-style-name="Standard">
      <style:text-properties officeooo:rsid="01c5ef67" officeooo:paragraph-rsid="01c5ef67"/>
    </style:style>
    <style:style style:name="P30" style:family="paragraph" style:parent-style-name="Standard">
      <style:text-properties officeooo:rsid="01c5ef67" officeooo:paragraph-rsid="01c784e7"/>
    </style:style>
    <style:style style:name="P31" style:family="paragraph" style:parent-style-name="Standard">
      <style:text-properties officeooo:rsid="01c784e7" officeooo:paragraph-rsid="01c784e7"/>
    </style:style>
    <style:style style:name="P32" style:family="paragraph" style:parent-style-name="Standard">
      <style:text-properties officeooo:rsid="01c88d38" officeooo:paragraph-rsid="01c88d38"/>
    </style:style>
    <style:style style:name="P33" style:family="paragraph" style:parent-style-name="Standard">
      <style:text-properties officeooo:rsid="01cb083d" officeooo:paragraph-rsid="01cb083d"/>
    </style:style>
    <style:style style:name="P34" style:family="paragraph" style:parent-style-name="Standard">
      <style:paragraph-properties fo:text-align="end" style:justify-single-word="false" style:writing-mode="rl-tb"/>
      <style:text-properties officeooo:rsid="01bdc3a7" officeooo:paragraph-rsid="01bdc3a7"/>
    </style:style>
    <style:style style:name="P35" style:family="paragraph" style:parent-style-name="Standard">
      <style:paragraph-properties fo:text-align="end" style:justify-single-word="false" style:writing-mode="rl-tb"/>
      <style:text-properties officeooo:rsid="01bec075" officeooo:paragraph-rsid="01bec075"/>
    </style:style>
    <style:style style:name="P36" style:family="paragraph" style:parent-style-name="Standard">
      <style:paragraph-properties fo:text-align="end" style:justify-single-word="false" style:writing-mode="rl-tb"/>
      <style:text-properties officeooo:rsid="01c02466" officeooo:paragraph-rsid="01c02466"/>
    </style:style>
    <style:style style:name="P37" style:family="paragraph" style:parent-style-name="Standard">
      <style:paragraph-properties fo:text-align="end" style:justify-single-word="false" style:writing-mode="rl-tb"/>
      <style:text-properties officeooo:rsid="01cd47bc" officeooo:paragraph-rsid="01cd47bc"/>
    </style:style>
    <style:style style:name="P38" style:family="paragraph" style:parent-style-name="Standard">
      <style:paragraph-properties fo:text-align="end" style:justify-single-word="false" style:writing-mode="rl-tb"/>
      <style:text-properties officeooo:rsid="01cf00cc" officeooo:paragraph-rsid="01d48c78"/>
    </style:style>
    <style:style style:name="P39" style:family="paragraph" style:parent-style-name="Standard">
      <style:paragraph-properties fo:text-align="end" style:justify-single-word="false" style:writing-mode="rl-tb"/>
      <style:text-properties officeooo:rsid="01d57fed" officeooo:paragraph-rsid="01d57fed"/>
    </style:style>
    <style:style style:name="P40" style:family="paragraph" style:parent-style-name="Standard" style:list-style-name="L3">
      <style:paragraph-properties fo:text-align="start" style:justify-single-word="false" style:writing-mode="lr-tb"/>
      <style:text-properties fo:font-size="8pt" fo:font-weight="normal" officeooo:rsid="018a738a" officeooo:paragraph-rsid="018a738a" style:font-size-asian="8pt" style:font-weight-asian="normal" style:font-size-complex="8pt" style:font-weight-complex="normal"/>
    </style:style>
    <style:style style:name="P41" style:family="paragraph" style:parent-style-name="Standard" style:list-style-name="L3">
      <style:paragraph-properties fo:text-align="start" style:justify-single-word="false" style:writing-mode="lr-tb"/>
      <style:text-properties fo:font-size="12pt" officeooo:paragraph-rsid="01b02017" style:font-size-asian="12pt" style:font-size-complex="12pt"/>
    </style:style>
    <style:style style:name="P42" style:family="paragraph" style:parent-style-name="Standard">
      <style:paragraph-properties fo:text-align="start" style:justify-single-word="false" style:writing-mode="lr-tb"/>
      <style:text-properties officeooo:rsid="01bec075" officeooo:paragraph-rsid="01bec075"/>
    </style:style>
    <style:style style:name="P43" style:family="paragraph" style:parent-style-name="Standard">
      <style:paragraph-properties fo:text-align="start" style:justify-single-word="false" style:writing-mode="lr-tb"/>
      <style:text-properties officeooo:rsid="01c5ef67" officeooo:paragraph-rsid="01c784e7"/>
    </style:style>
    <style:style style:name="P44" style:family="paragraph" style:parent-style-name="Standard">
      <style:paragraph-properties fo:text-align="start" style:justify-single-word="false" style:writing-mode="lr-tb"/>
      <style:text-properties officeooo:rsid="01cb083d" officeooo:paragraph-rsid="01cb083d"/>
    </style:style>
    <style:style style:name="P45" style:family="paragraph" style:parent-style-name="Standard">
      <style:paragraph-properties fo:margin-left="0in" fo:margin-right="0in" fo:text-align="start" style:justify-single-word="false" fo:text-indent="0in" style:auto-text-indent="false" style:writing-mode="lr-tb"/>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100605f" style:font-weight-asian="bold" style:font-weight-complex="bold"/>
    </style:style>
    <style:style style:name="T4" style:family="text">
      <style:text-properties fo:font-weight="bold" officeooo:rsid="01b568ce" style:font-weight-asian="bold" style:font-weight-complex="bold"/>
    </style:style>
    <style:style style:name="T5" style:family="text">
      <style:text-properties fo:font-weight="bold" officeooo:rsid="01bbaddf" style:font-weight-asian="bold" style:font-weight-complex="bold"/>
    </style:style>
    <style:style style:name="T6" style:family="text">
      <style:text-properties fo:font-weight="bold" officeooo:rsid="01c451de" style:font-weight-asian="bold" style:font-weight-complex="bold"/>
    </style:style>
    <style:style style:name="T7" style:family="text">
      <style:text-properties fo:font-weight="bold" officeooo:rsid="01d48c78"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1d3482d" fo:background-color="#ffff00" loext:char-shading-value="0" style:font-weight-asian="bold" style:font-weight-complex="bold"/>
    </style:style>
    <style:style style:name="T10" style:family="text">
      <style:text-properties fo:color="#000000" style:font-name="Monospace" fo:font-size="12pt" style:font-size-asian="12pt"/>
    </style:style>
    <style:style style:name="T11" style:family="text">
      <style:text-properties fo:color="#000000" style:font-name="Monospace" fo:font-size="12pt" style:font-size-asian="12pt" fo:background-color="#e8f2fe"/>
    </style:style>
    <style:style style:name="T12" style:family="text">
      <style:text-properties fo:color="#000000" style:font-name="Monospace" fo:font-size="12pt" fo:font-style="italic" style:font-size-asian="12pt" style:font-style-asian="italic"/>
    </style:style>
    <style:style style:name="T13" style:family="text">
      <style:text-properties fo:color="#000000" style:font-name="Monospace" fo:font-size="12pt" fo:font-style="italic" style:font-size-asian="12pt" style:font-style-asian="italic" fo:background-color="#e8f2fe"/>
    </style:style>
    <style:style style:name="T14" style:family="text">
      <style:text-properties fo:color="#000000" style:font-name="Monospace" fo:font-size="12pt" fo:font-style="italic" officeooo:rsid="01cb083d" style:font-size-asian="12pt" style:font-style-asian="italic"/>
    </style:style>
    <style:style style:name="T15" style:family="text">
      <style:text-properties fo:color="#6a3e3e" style:font-name="Monospace" fo:font-size="12pt" style:font-size-asian="12pt"/>
    </style:style>
    <style:style style:name="T16" style:family="text">
      <style:text-properties fo:color="#6a3e3e" style:font-name="Monospace" fo:font-size="12pt" style:font-size-asian="12pt" fo:background-color="#e8f2fe"/>
    </style:style>
    <style:style style:name="T17" style:family="text">
      <style:text-properties fo:color="#0000c0" style:font-name="Monospace" fo:font-size="12pt" fo:font-style="italic" style:font-size-asian="12pt" style:font-style-asian="italic"/>
    </style:style>
    <style:style style:name="T18" style:family="text">
      <style:text-properties fo:color="#0000c0" style:font-name="Monospace" fo:font-size="12pt" fo:font-style="italic" style:font-size-asian="12pt" style:font-style-asian="italic" fo:background-color="#f0d8a8"/>
    </style:style>
    <style:style style:name="T19" style:family="text">
      <style:text-properties fo:color="#0000c0" style:font-name="Monospace" fo:font-size="12pt" fo:font-style="italic" fo:font-weight="normal" officeooo:rsid="01c784e7" style:font-size-asian="12pt" style:font-style-asian="italic" fo:background-color="#e8f2fe"/>
    </style:style>
    <style:style style:name="T20" style:family="text">
      <style:text-properties fo:color="#7f0055" style:font-name="Monospace" fo:font-size="12pt" fo:font-weight="bold" style:font-size-asian="12pt" style:font-weight-asian="bold"/>
    </style:style>
    <style:style style:name="T21" style:family="text">
      <style:text-properties fo:color="#7f0055" style:font-name="Monospace" fo:font-size="12pt" fo:font-weight="bold" style:font-size-asian="12pt" style:font-weight-asian="bold" fo:background-color="#e8f2fe"/>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bd8f3e" style:font-weight-asian="normal" style:font-weight-complex="normal"/>
    </style:style>
    <style:style style:name="T25" style:family="text">
      <style:text-properties fo:font-weight="normal" officeooo:rsid="00d18184" style:font-weight-asian="normal" style:font-weight-complex="normal"/>
    </style:style>
    <style:style style:name="T26" style:family="text">
      <style:text-properties fo:font-weight="normal" officeooo:rsid="0100605f" style:font-weight-asian="normal" style:font-weight-complex="normal"/>
    </style:style>
    <style:style style:name="T27" style:family="text">
      <style:text-properties fo:font-weight="normal" officeooo:rsid="01a9c955" style:font-weight-asian="normal" style:font-weight-complex="normal"/>
    </style:style>
    <style:style style:name="T28" style:family="text">
      <style:text-properties fo:font-weight="normal" officeooo:rsid="01b02017" style:font-weight-asian="normal" style:font-weight-complex="normal"/>
    </style:style>
    <style:style style:name="T29" style:family="text">
      <style:text-properties fo:font-weight="normal" officeooo:rsid="01bc6217" style:font-weight-asian="normal" style:font-weight-complex="normal"/>
    </style:style>
    <style:style style:name="T30" style:family="text">
      <style:text-properties fo:font-weight="normal" officeooo:rsid="01ae3198" style:font-weight-asian="normal" style:font-weight-complex="normal"/>
    </style:style>
    <style:style style:name="T31" style:family="text">
      <style:text-properties fo:font-weight="normal" officeooo:rsid="01c06d4e" style:font-weight-asian="normal" style:font-weight-complex="normal"/>
    </style:style>
    <style:style style:name="T32" style:family="text">
      <style:text-properties fo:font-weight="normal" officeooo:rsid="01c06d4e"/>
    </style:style>
    <style:style style:name="T33" style:family="text">
      <style:text-properties fo:font-weight="normal" officeooo:rsid="01c0e37d"/>
    </style:style>
    <style:style style:name="T34" style:family="text">
      <style:text-properties fo:font-weight="normal" officeooo:rsid="01c2d8c9"/>
    </style:style>
    <style:style style:name="T35" style:family="text">
      <style:text-properties fo:font-weight="normal" officeooo:rsid="01c3f851"/>
    </style:style>
    <style:style style:name="T36" style:family="text">
      <style:text-properties fo:font-weight="normal" officeooo:rsid="01c451de"/>
    </style:style>
    <style:style style:name="T37" style:family="text">
      <style:text-properties fo:font-weight="normal" officeooo:rsid="01c5ef67"/>
    </style:style>
    <style:style style:name="T38" style:family="text">
      <style:text-properties fo:font-weight="normal" officeooo:rsid="01c784e7"/>
    </style:style>
    <style:style style:name="T39" style:family="text">
      <style:text-properties fo:font-weight="normal" officeooo:rsid="01c96fc1"/>
    </style:style>
    <style:style style:name="T40" style:family="text">
      <style:text-properties fo:font-weight="normal" officeooo:rsid="01cb083d"/>
    </style:style>
    <style:style style:name="T41" style:family="text">
      <style:text-properties fo:font-weight="normal" officeooo:rsid="01cd9c2a"/>
    </style:style>
    <style:style style:name="T42" style:family="text">
      <style:text-properties fo:font-weight="normal" officeooo:rsid="01ce4ea2"/>
    </style:style>
    <style:style style:name="T43" style:family="text">
      <style:text-properties fo:font-weight="normal" officeooo:rsid="01d00402"/>
    </style:style>
    <style:style style:name="T44" style:family="text">
      <style:text-properties fo:font-weight="normal" officeooo:rsid="01d1c690" fo:background-color="#ffff00" loext:char-shading-value="0"/>
    </style:style>
    <style:style style:name="T45" style:family="text">
      <style:text-properties fo:font-weight="normal" officeooo:rsid="01d3482d" fo:background-color="#ffff00" loext:char-shading-value="0" style:font-weight-asian="normal" style:font-weight-complex="normal"/>
    </style:style>
    <style:style style:name="T46" style:family="text">
      <style:text-properties fo:font-weight="normal" officeooo:rsid="01d48c78"/>
    </style:style>
    <style:style style:name="T47" style:family="text">
      <style:text-properties fo:font-weight="normal" officeooo:rsid="01d57fed"/>
    </style:style>
    <style:style style:name="T48" style:family="text">
      <style:text-properties fo:font-weight="normal" officeooo:rsid="01d6836a"/>
    </style:style>
    <style:style style:name="T49" style:family="text">
      <style:text-properties fo:font-weight="normal" officeooo:rsid="01d7a36a"/>
    </style:style>
    <style:style style:name="T50" style:family="text">
      <style:text-properties fo:font-variant="normal" fo:text-transform="none" fo:color="#1155cc" style:font-name="arial" fo:letter-spacing="normal" fo:font-style="normal" fo:font-weight="normal" officeooo:rsid="01b02017" style:font-weight-asian="normal" style:font-weight-complex="normal"/>
    </style:style>
    <style:style style:name="T51" style:family="text">
      <style:text-properties fo:font-style="italic" officeooo:rsid="01a2c397" style:font-style-asian="italic" style:font-style-complex="italic"/>
    </style:style>
    <style:style style:name="T52" style:family="text">
      <style:text-properties officeooo:rsid="01a56d17"/>
    </style:style>
    <style:style style:name="T53" style:family="text">
      <style:text-properties officeooo:rsid="01a62bbf"/>
    </style:style>
    <style:style style:name="T54" style:family="text">
      <style:text-properties officeooo:rsid="01b2ad9a"/>
    </style:style>
    <style:style style:name="T55" style:family="text">
      <style:text-properties officeooo:rsid="01b370da"/>
    </style:style>
    <style:style style:name="T56" style:family="text">
      <style:text-properties officeooo:rsid="01b4040e"/>
    </style:style>
    <style:style style:name="T57" style:family="text">
      <style:text-properties officeooo:rsid="01b4fc7f"/>
    </style:style>
    <style:style style:name="T58" style:family="text">
      <style:text-properties officeooo:rsid="01b568ce"/>
    </style:style>
    <style:style style:name="T59" style:family="text">
      <style:text-properties officeooo:rsid="01b63347"/>
    </style:style>
    <style:style style:name="T60" style:family="text">
      <style:text-properties officeooo:rsid="01b8b685"/>
    </style:style>
    <style:style style:name="T61" style:family="text">
      <style:text-properties officeooo:rsid="01bbaddf"/>
    </style:style>
    <style:style style:name="T62" style:family="text">
      <style:text-properties officeooo:rsid="01bc787d"/>
    </style:style>
    <style:style style:name="T63" style:family="text">
      <style:text-properties officeooo:rsid="01bdc3a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חישוב מקבילי</text:h>
      <text:p text:style-name="P20"><text:span text:style-name="T26">תוכנית רגילה בשפת ג'אבה רצה באופן סדרתי, מהתחלה לסוף. יש כמה סיבות שבגללן אנחנו רוצים להריץ תוכניות באופן מקבילי:</text:span></text:p>
      <text:list xml:id="list7708401520167964302" text:style-name="L8">
        <text:list-item>
          <text:p text:style-name="P21"><text:span text:style-name="T3">תגובתיות</text:span><text:span text:style-name="T26">. אנחנו מריצים חישוב שלוקח הרבה זמן, ורוצים במקביל לעשות דברים אחרים במחשב. תגובתיות חשובה במיוחד בתוכנה שמשרתת כמה משתמשים (למשל שרת רשת - שלמדנו בשיעור הקודם). אם משתמש אחד מבצע פעולה שלוקחת הרבה זמן, אנחנו עדיין רוצים שהשרת יהיה פנוי לענות לבקשות של משתמשים אחרים.</text:span></text:p>
        </text:list-item>
        <text:list-item>
          <text:p text:style-name="P21"><text:span text:style-name="T2">מגבלת זמן</text:span><text:span text:style-name="T26">. אם חישוב מסויים לוקח יותר מדי זמן, אנחנו רוצים שתהיה לנו אפשרות לעצור אותו מבחוץ</text:span><text:span text:style-name="T23">. זה שימושי במיוחד למימוש אלגוריתמי "כל זמן" (any-time algorithms) - אלגוריתמי אופטימיזציה שרצים עד שעוצרים אותם, ומחזירים את התוצאה הטובה ביותר שהצליחו למצוא עד כה.</text:span></text:p>
        </text:list-item>
        <text:list-item>
          <text:p text:style-name="P21"><text:span text:style-name="T3">מהירות</text:span><text:span text:style-name="T26">. היום, כמעט בכל מחשב יש שתי ליבות או יותר. חישוב מקבילי מאפשר לנו לנצל את הליבות הללו - לבצע חישובים שונים על כל ליבה כך שהתוכנית תשיג את מטרתה מהר יותר.</text:span></text:p>
        </text:list-item>
      </text:list>
      <text:p text:style-name="P3">בעיה לדוגמה</text:p>
      <text:p text:style-name="Standard">נדגים את היתרונות של חישוב מקבילי בעזרת בעיה לדוגמה - <text:span text:style-name="T2">בעיית החלוקה</text:span>:</text:p>
      <text:list xml:id="list2372551766222659806" text:style-name="L11">
        <text:list-item>
          <text:p text:style-name="P22"><text:span text:style-name="T51">נתונה רשימת מספרים ממשיים. יש לחלק אותה לשתי קבוצות כך שסכום המספרים בשתי הקבוצות שווה. אם זה בלתי אפשרי, יש למצוא את החלוקה שבה ההפרש בין הסכומים קטן ביותר.</text:span></text:p>
        </text:list-item>
      </text:list>
      <text:p text:style-name="Standard">יישום אפשרי של בעיה זו הוא חלוקה הוגנת של חפצים. שני אחים קיבלו בירושה אוסף של חפצים, לכל חפץ יש שווי אחר, והם רוצים לחלק את החפצים ביניהם כך שהשווי הכולל שכל אחד מקבל הוא זהה, או קרוב ביותר.</text:p>
      <text:p text:style-name="Standard"/>
      <text:p text:style-name="Standard">הבעיה הזו ידועה כבעיה קשה (ראו בויקיפדיה Partition problem). לא קיים אלגוריתם שפותר אותה בזמן פולינומיאלי. קיימים אלגוריתמי-קירוב שפותרים אותה ביעילות יחסית עבור קלטים מסויימים, אבל לא עבור כל הקלטים. בשיעור זה נפתור את הבעיה בעזרת האלגוריתם הפשוט הבא:</text:p>
      <text:list xml:id="list4854351165523325832" text:style-name="L12">
        <text:list-item>
          <text:p text:style-name="P23">עבור על כל <text:span text:style-name="T52">החלוקות האפשריות </text:span>של הקלט<text:span text:style-name="T52"> לשתי תת-קבוצות</text:span>. <text:span text:style-name="T52">לכל חלוקה כזאת:</text:span></text:p>
          <text:list>
            <text:list-item>
              <text:p text:style-name="P23">חשב את <text:span text:style-name="T52">הפרש הסכומים.</text:span></text:p>
            </text:list-item>
          </text:list>
        </text:list-item>
        <text:list-item>
          <text:p text:style-name="P23">החזר <text:span text:style-name="T52">את החלוקה שבה המרחק קטן ביותר.</text:span></text:p>
          <text:p text:style-name="P23"/>
        </text:list-item>
      </text:list>
      <text:p text:style-name="Standard">מספר <text:span text:style-name="T53">החלוקות האפשריות הוא </text:span>2 בחזקת מספר האיברים, כך שהאלגוריתם הזה עלול לקחת הרבה זמן, לכן זו דוגמה טובה לחשיבות של תיכנות מקבילי.</text:p>
      <text:p text:style-name="Standard"/>
      <text:p text:style-name="P24"><text:span text:style-name="T24">ה</text:span><text:span text:style-name="T23">אלגוריתם הבסיסי ממומש במחלקה Partition, במתודה best. <text:s/>באותה מחלקה, במתודה main ישנה בדיקה של האלגוריתם על מערכים באורך הולך וגדל. </text:span><text:span text:style-name="T27">כצפוי, זמן הריצה גדל פי 2 בכל פעם שהמערך גדל ב-1. כשגודל המערך מגיע ל-30, זמן הריצה כבר ארוך למדי.</text:span></text:p>
      <text:p text:style-name="P4"><text:span text:style-name="T23">1. תגובתיות</text:span></text:p>
      <text:p text:style-name="P8">נניח שיש לנו שרת-רשת (<text:span text:style-name="T56">דומה לזה </text:span>שראינו בשיעור הקודם)<text:span text:style-name="T56">,</text:span> המאפשר ללקוחות להזין קלטים לבעיית החלוקה, ומחזיר להם תשובה.</text:p>
      <text:p text:style-name="P8"><text:span text:style-name="T57">השרת הבסיסי נמצא בקובץ PartitionServer0. כשלקוח </text:span>שולח בעיה קשה שהפתרון שלה דורש הרבה זמן<text:span text:style-name="T57">, השרת לא יכול להתייחס ללקוחות אחרים, והם לא מקבלים תשובה גם על בעיות קלות.</text:span></text:p>
      <text:p text:style-name="P9"><text:span text:style-name="T58">כדי לפתור את הבעיה נשתמש ב</text:span><text:span text:style-name="T4">חוטים</text:span><text:span text:style-name="T58">. קודם-כל נסביר, מה זה בכלל חוט? בשפת ג'אבה, חוט הוא קטע-קוד שרץ במקביל לתוכנית הראשית. <text:s text:c="2"/>טכנית, חוט הוא עצם מהמחלקה </text:span>Thread. <text:span text:style-name="T58"><text:s text:c="3"/>לחוט </text:span>יש בנאי המקבל ארגומנט מסוג Runnable. <text:span text:style-name="T54"><text:s text:c="2"/></text:span>למדנו על Runnable בשיעור על ממשקים - זה בסה"כ ממשק עם מתודה אחת בלי ארגומנטים. הנה תוכנית שיוצרת שני חוטים וממשיכה לרוץ: </text:p>
      <text:p text:style-name="P15">new Thread( () -&gt; for(int i=0; i&lt;100; ++i) System.out.print(“1”) ).start();</text:p>
      <text:p text:style-name="P15">new Thread( () -&gt; for(int i=0; i&lt;100; ++i) System.out.print(“2”) ).start();</text:p>
      <text:p text:style-name="P15">for(int i=0; i&lt;100; ++i) System.out.print(“3”)</text:p>
      <text:p text:style-name="Text_20_body">התוכנית הזאת אמורה לכתוב 1, 2, 3 בערבוביה; סדר הריצה של <text:span text:style-name="T55">החוטים </text:span>לא ידוע מראש.</text:p>
      <text:p text:style-name="Text_20_body"/>
      <text:p text:style-name="P10"><text:span text:style-name="T59">עכשיו</text:span>, נוסיף לשרת-הרשת שלנו חוטים. בכל פעם שהשרת מקבל בקשה, הוא <text:span text:style-name="T60">מ</text:span>תחיל חוט חדש כדי לפתור אותה (ראו במחלקה PartitionServe<text:span text:style-name="T60">r1</text:span>).<text:span text:style-name="T60"> </text:span></text:p>
      <text:p text:style-name="P11">יש עוד שינוי אחד חשוב שחייבים לעשות כדי שנוכל ליהנות מהיתרונות של חוטים. <text:span text:style-name="T63"><text:s text:c="2"/></text:span>ג'אבה<text:span text:style-name="T63"> מתנגדת לעצירת </text:span>חוטים בכוח; חוטים צריכים לאפשר למערכת לעצור אותם. לכן, אנחנו צריכים לוודא שהאלגוריתם שלנו לפתרון בעיית החלוקה, מאפשר למערכת לעצור אותו זמנית כדי לאפשר לחוטים אחרים לרוץ. זה נעשה ע"י הכנסת הפקודה Thread.yield בתוך הלולאה שעוברת על כל החלוקות (ראו Partition.best).</text:p>
      <text:p text:style-name="P11">הריצו את PartitionServer1. פיתחו שני חלונות, באחד הריצו קלט ארוך ובשני קלט קצר, וודאו שהקלט הקצר מתקבל.</text:p>
      <text:p text:style-name="Text_20_body"/>
      <text:p text:style-name="P12"><text:span text:style-name="T61">כיום, לא מקובל להשתמש ישירות בחוטים. במקום זה, משתמשים ב</text:span><text:span text:style-name="T5">שירותי ביצוע </text:span><text:span text:style-name="T61">- ExecutorService. שירות-ביצוע מקבל מטלות (כגון Runnable) ומבצע אותן תוך שימוש בחוטים. מדיניות השימוש בחוטים משתנה לפי סוג המבצע: אפשר לבחור מבצע שמשתמש בחוט אחד, או במספר קבוע של חוטים ("ממחזר" חוטים לפי הצורך), או במספר משתנה של חוטים. ראו דוגמה במחלקה </text:span><text:s/><text:span text:style-name="T60">PartitionServer2.</text:span></text:p>
      <text:p text:style-name="Text_20_body"/>
      <text:p text:style-name="P6"><text:span text:style-name="T29">2</text:span><text:span text:style-name="T23">. </text:span><text:span text:style-name="T29">הגבלת זמן</text:span></text:p>
      <text:p text:style-name="P17">כעת נראה שימוש נוסף של תיכנות מקבילי - הגבלת זמן ביצוע של <text:span text:style-name="T62">חישוב ממושך. <text:s/>אנחנו רוצים לחשב חלוקה טובה ככל האפשר, אבל אנחנו לא רוצים לחכות לנצח. אנחנו רוצים את החלוקה הטובה ביותר שאפשר לחשב, נניח, בשניה אחת. </text:span></text:p>
      <text:p text:style-name="P17"/>
      <text:p text:style-name="P18">הפתרון נמצא בקובץ PartitionWithInterruption0. <text:s/>הרעיון הוא להריץ חוט, לחכות שניה, ואז <text:span text:style-name="T2">להפריע </text:span>לחוט. פעולת ההפרעה נקראת interrupt. <text:s text:c="2"/></text:p>
      <text:p text:style-name="Text_20_body"/>
      <text:p text:style-name="Text_20_body">כזכור, <text:span text:style-name="T60">ג'אבה</text:span> מתנגדת לעצירת <text:span text:style-name="T60">חוטים </text:span>בכפיה; בשפת ג'אבה אפשר רק לבקש מחוט <text:span text:style-name="T63">בנימוס שיפריע לעצמו. לפיכך, השלב הראשון בפתרון הוא לשנות את הקוד של האלגוריתם כך שיאפשר הפרעה. זה נעשה באופן הבא. במתודה best, בתוך הלולאה שעוברת על כל החלוקות האפשריות, נכתוב:</text:span></text:p>
      <text:p text:style-name="P45"><text:span text:style-name="T20">if</text:span><text:span text:style-name="T10"> (Thread.</text:span><text:span text:style-name="T12">interrupted</text:span><text:span text:style-name="T10">()) </text:span></text:p>
      <text:p text:style-name="P45"><text:span text:style-name="T10"><text:tab/></text:span><text:span text:style-name="T20">break</text:span><text:span text:style-name="T10">;</text:span></text:p>
      <text:p text:style-name="P34">כלומר, האלגוריתם בודק האם מישהו מנסה להפריע לחוט שהוא רץ בו, ואם כן, האלגוריתם יוצא מהלולאה. בסוף הלולאה הוא מחזיר את החלוקה הטובה ביותר שנמצאה עד כה. <text:s text:c="3"/>כלומר, מימשנו אלגוריתם anytime.</text:p>
      <text:p text:style-name="P34"/>
      <text:p text:style-name="P35">ההפרעה עצמה מתבצעת בתוכנית הראשית: יוצרים חוט, מפעילים אותו, מחכים כמה שרוצים, ואז מפריעים לחוט.</text:p>
      <text:p text:style-name="P42"><text:span text:style-name="T15">t</text:span><text:span text:style-name="T10"> = </text:span><text:span text:style-name="T20">new</text:span><text:span text:style-name="T10"> Thread(</text:span><text:span text:style-name="T15">task</text:span><text:span text:style-name="T10">);</text:span></text:p>
      <text:p text:style-name="P45"><text:span text:style-name="T15">t</text:span><text:span text:style-name="T10">.start();</text:span></text:p>
      <text:p text:style-name="P45"><text:span text:style-name="T10">Thread.</text:span><text:span text:style-name="T12">sleep</text:span><text:span text:style-name="T10">(1000);</text:span></text:p>
      <text:p text:style-name="P45"><text:span text:style-name="T15">t</text:span><text:span text:style-name="T10">.interrupt();</text:span></text:p>
      <text:p text:style-name="P36">הריצו את הקטע עם זמנים שונים, ותראו איך איכות הפתרון משתפרת ככל שנותנים לחוט יותר זמן לרוץ.</text:p>
      <text:p text:style-name="P16"/>
      <text:p text:style-name="P13"><text:span text:style-name="T8">תרגיל</text:span><text:span text:style-name="T9"> </text:span><text:span text:style-name="T45">(ארוך)</text:span><text:span text:style-name="T44">: נסו לשנות את שרת-הרשת כך שיאפשר ללקוח לבחור מתי להפסיק את החישוב. בלקוח יהיו שני כפתורים: "Submit" (כמו עכשיו) ו"Stop". כשהלקוח לוחץ על ּStop באמצע חישוב, השרת יפסיק את החישוב ויחזיר את החלוקה הטובה ביותר שנצפתה עד כה.</text:span></text:p>
      <text:p text:style-name="P13"><text:span text:style-name="T44"/></text:p>
      <text:p text:style-name="P5"><text:span text:style-name="T31">3</text:span><text:span text:style-name="T30">. </text:span><text:span text:style-name="T31">חישוב מהיר</text:span></text:p>
      <text:p text:style-name="P25"><text:span text:style-name="T32">היתרון השלישי של חישוב מקבילי הוא ייעול ביצוע חישובים כבדים ע"י שימוש בכמה ליבות. מספר הליבות במחשב שולחני ממוצע הוא 2-4, אבל אפשר היום לשכור מחשבים בענן (למשל בשירות AWS) עם 64 ליבות ויותר, כך שההאצה יכולה להיות משמעותית מאד.</text:span></text:p>
      <text:p text:style-name="P26"><text:span text:style-name="T33">החיסרון הוא, שחישוב מקבילי הוא מבלבל, </text:span><text:span text:style-name="T34">קשה לעשות אותו נכון, ו</text:span><text:span text:style-name="T33">קל לעשות אותו לא-נכון.</text:span></text:p>
      <text:p text:style-name="P26"><text:span text:style-name="T34"/></text:p>
      <text:p text:style-name="P27"><text:span text:style-name="T35">כבעיה לדוגמה, נניח שיש לנו מערך של מספרים, ואנחנו רוצים לחשב את סכום המספרים </text:span><text:span text:style-name="T36">בשלישית. <text:s/>יש לנו ארבע ליבות, אז אנחנו רוצים לייעל את החישוב באופן הבא: נחלק את מערך הקלט לארבעה רבעים, נריץ חוט על כל רבע בנפרד, ונחשב את הסכום הכולל.</text:span></text:p>
      <text:p text:style-name="P27"><text:span text:style-name="T36"/></text:p>
      <text:p text:style-name="P28"><text:span text:style-name="T36">הדרך </text:span><text:span text:style-name="T6">הלא נכונה </text:span><text:span text:style-name="T36">לעשות זאת </text:span><text:span text:style-name="T22">היא להחזיק משתנה גלובלי של סכום, ולעדכן אותו מכל אחד מארבעת החוטים</text:span><text:span text:style-name="T37">. ראו דוגמה </text:span><text:span text:style-name="T22">בקובץ </text:span><text:span text:style-name="T37">ConcurrencyTestExecutors0. הסכום צריך להיות 400000, אבל בדרך-כלל הוא קטן יותר, ובכל הרצה מתקבלת תוצאה שונה. מדוע?</text:span></text:p>
      <text:p text:style-name="P29"><text:span text:style-name="T37"/></text:p>
      <text:p text:style-name="P30"><text:span text:style-name="T22">הסיבה היא, </text:span><text:span text:style-name="T38">שפעולת ההוספה של איבר במערך לסכום:</text:span></text:p>
      <text:p text:style-name="P43"><text:span text:style-name="T19">sum</text:span><text:span text:style-name="T11"> += Math.</text:span><text:span text:style-name="T13">pow</text:span><text:span text:style-name="T11">(</text:span><text:span text:style-name="T16">array</text:span><text:span text:style-name="T11">[</text:span><text:span text:style-name="T16">i</text:span><text:span text:style-name="T11">],3);</text:span><text:span text:style-name="T38"> </text:span></text:p>
      <text:p text:style-name="P31"><text:span text:style-name="T37">ל</text:span><text:span text:style-name="T22">א מתבצעת בצורה </text:span><text:span text:style-name="T2">אטומית</text:span><text:span text:style-name="T22">. למעשה מתבצעות כאן שלוש פעולות: המחשב טוען את הערך הנוכחי של sum לתוך רגיסטר, מוסיף לרגיסטר את הערך שצריך להוסיף, ואז שומר את ערך הרגיסטר החדש בתוך sum. <text:s text:c="2"/>אבל מה קורה אם, באמצע התהליך הזה, מערכת-ההפעלה מעבירה את הביצוע לתהליך אחר? <text:s text:c="2"/>- אז כשנחזור לתהליך הראשון, הערך שברגיסטר שלו לא יהיה מעודכן, וכשנשמור את הערך הזה בתוך sum, יהיה שם ערך שגוי - כל ההוספות שבוצעו ע"י התהליך השני נמחקו!</text:span><text:span text:style-name="T41"> <text:s/>זה נקרא "תנאי מרוץ" - race condition</text:span><text:span text:style-name="T42">.</text:span></text:p>
      <text:p text:style-name="P31"><text:span text:style-name="T22"/></text:p>
      <text:p text:style-name="P32"><text:span text:style-name="T22">יש כמה פתרונות לבעיה.</text:span></text:p>
      <text:p text:style-name="P32"><text:span text:style-name="T22"/></text:p>
      <text:p text:style-name="P32"><text:span text:style-name="T22">1. פתרון </text:span><text:span text:style-name="T2">לא טוב </text:span><text:span text:style-name="T22">לבעיה הוא להשתמש במנעולים - ראו <text:s/></text:span><text:span text:style-name="T37">ConcurrencyTestExecutors</text:span><text:span text:style-name="T22">1. אם הוא לא טוב - למה אנחנו מלמדים אותו? כי חשוב לדעת מה זה מנעול ואיך הוא עובד. <text:s text:c="3"/>בג'אבה, לכל אובייקט יש מנעול. <text:s/>כשחוט מסויים תופס את המנעול, אף חוט אחר לא יכול לתפוס אותו; כל חוט שינסה לתפוס אותו, יצטרך לחכות עד שהחוט המחזיק בו עכשיו ישחרר אותו. </text:span><text:span text:style-name="T39">זה מבטיח שבקטע הקריטי יהיה רק חוט אחד בכל פעם. </text:span><text:span text:style-name="T40">כדי להשתמש במנעולים, נוסיף אובייקט כלשהו שישמש כמנעול, למשל:</text:span></text:p>
      <text:p text:style-name="P44"><text:span text:style-name="T21">static</text:span><text:span text:style-name="T11"> Object </text:span><text:span text:style-name="T18">lock</text:span><text:span text:style-name="T11"> = </text:span><text:span text:style-name="T21">new</text:span><text:span text:style-name="T11"> Object();</text:span></text:p>
      <text:p text:style-name="P33"><text:span text:style-name="T22">ואז נשנה את גוף הלולאה של כל חוט ל:</text:span></text:p>
      <text:p text:style-name="P44"><text:span text:style-name="T20">int</text:span><text:span text:style-name="T10"> </text:span><text:span text:style-name="T15">toAdd</text:span><text:span text:style-name="T10"> = (</text:span><text:span text:style-name="T20">int</text:span><text:span text:style-name="T10">)Math.</text:span><text:span text:style-name="T12">pow</text:span><text:span text:style-name="T10">(</text:span><text:span text:style-name="T15">array</text:span><text:span text:style-name="T10">[</text:span><text:span text:style-name="T15">i</text:span><text:span text:style-name="T10">],3);</text:span></text:p>
      <text:p text:style-name="P45"><text:span text:style-name="T20">synchronized</text:span><text:span text:style-name="T10">(</text:span><text:span text:style-name="T17">lock</text:span><text:span text:style-name="T10">) {</text:span></text:p>
      <text:p text:style-name="P45"><text:span text:style-name="T14"><text:tab/></text:span><text:span text:style-name="T17">sum</text:span><text:span text:style-name="T10"> += </text:span><text:span text:style-name="T15">toAdd</text:span><text:span text:style-name="T10">;</text:span></text:p>
      <text:p text:style-name="P45"><text:span text:style-name="T10">}</text:span></text:p>
      <text:p text:style-name="P37"><text:span text:style-name="T22">המילה השמורה synchronized משמעה שהתהליך הנוכחי רוצה לתפוס את המנעול; אם המנעול פנוי אז הוא ייתפס עד שהתהליך הנוכחי ייצא מהקטע המוקף בסוגריים מסולסלים; אם המנעול תפוס אז התהליך יחכה עד שהוא ישתחרר. <text:s/>כך, בכל רגע רק תהליך אחד יוכל להגדיל את sum.</text:span></text:p>
      <text:p text:style-name="P37"><text:span text:style-name="T22"/></text:p>
      <text:p text:style-name="P37"><text:span text:style-name="T22">הבעיה הקודמת נפתרה - הסכום הסופי הוא עכשיו תמיד נכון. </text:span><text:span text:style-name="T42">אבל זה לא פתרון טוב. מדוע? קודם-כל, כי קל מאד לטעות בשימוש במנעולים. הרבה ספרים נכתבו על בעיית ה-deadlock - בעיה הנובעת מכך שחוט אחד מחזיק מנעול שהחוט השני צריך, והחוט השני מחזיק מנעול שהחוט הראשון צריך, וכך אף אחד לא יכול להתקדם. <text:s text:c="2"/>מלבד זאת, בדוגמה שלנו שימוש במנעולים הוא מאד לא יעיל וכמעט לא מאפשר מיקבול של הפתרון (יש מיקבול רק בחישוב של החזקה השלישית, שנמצא מחוץ לקטע המסונכרן).</text:span></text:p>
      <text:p text:style-name="P37"><text:span text:style-name="T42"/></text:p>
      <text:p text:style-name="P38"><text:span text:style-name="T42">2</text:span><text:span text:style-name="T22">. פתרון </text:span><text:span text:style-name="T2">טוב יותר</text:span><text:span text:style-name="T22"> לבעיה הוא</text:span><text:span text:style-name="T46"> </text:span><text:span text:style-name="T7">לא להחזיק משתנים משותפים בכלל</text:span><text:span text:style-name="T46">. נפתור את הבעיה בגישה אחרת בעזרת </text:span><text:span text:style-name="T43">שירות-ביצוע - ExecutorService.</text:span><text:span text:style-name="T22"> </text:span><text:span text:style-name="T43">הפעם נשתמש במתודה </text:span><text:span text:style-name="T46">א</text:span><text:span text:style-name="T43">חרת</text:span><text:span text:style-name="T46"> של ממשק זה - במקום להשתמש ב-execute נשתמש ב-invokeAll. <text:s/>מתודה זו מקבלת רשימה של משימות לביצוע (הפעם הן מסוג Callable במקום Runnable - ההבדל הוא ש-Callable יכול להחזיר ערך). <text:s/>היא מבצעת את כל המשימות במקביל בהתאם למדיניות החוטים של שירות-הביצוע, ואז מחזירה רשימה של "ערכים עתידיים" (Future). </text:span><text:span text:style-name="T47">ה</text:span><text:span text:style-name="T46">מתודה get של ערך-עתידי כלשהו מחזיר</text:span><text:span text:style-name="T47">ה</text:span><text:span text:style-name="T46"> את הערך שלו.</text:span></text:p>
      <text:p text:style-name="P38"><text:span text:style-name="T46"/></text:p>
      <text:p text:style-name="P39"><text:span text:style-name="T22">החוטים (מסוג Callable) לא ייגעו בכלל במשתנים משותפים; כל אחד יחזיק משתנה sum מקומי, יחשב את הסכום של החלק שלו במערך, <text:s/>ויחזי</text:span><text:span text:style-name="T48">ר</text:span><text:span text:style-name="T22"> את ה</text:span><text:span text:style-name="T49">סכום לתוך הערך העתידי. <text:s/>התוכנית הראשית תקבל את כל הערכים מכל החוטים, תסכם אותם ותחזיר את הסכום. <text:s text:c="2"/></text:span><text:span text:style-name="T46">ראו ב- </text:span><text:span text:style-name="T37">ConcurrencyTestExecutors</text:span><text:span text:style-name="T43">2</text:span><text:span text:style-name="T46">. <text:s/></text:span></text:p>
      <text:p text:style-name="P37"><text:span text:style-name="T42"/></text:p>
      <text:p text:style-name="Heading_20_2">מקורות </text:p>
      <text:list xml:id="list5713615944957858080" text:style-name="L3">
        <text:list-item>
          <text:p text:style-name="P14">Cay Horstmann, “Core Java for the Impatient”, chapter 10</text:p>
        </text:list-item>
        <text:list-item>
          <text:p text:style-name="P41"><text:span text:style-name="T25">Udemy, Java Multithreading Course, 3 hours,</text:span><text:span text:style-name="T28"> </text:span><text:span text:style-name="T50">https://www.udemy.com/java-multithreading/</text:span></text:p>
        </text:list-item>
      </text:list>
      <text:p text:style-name="Standard"><text:line-break/></text:p>
      <text:list xml:id="list211938504852602" text:continue-numbering="true" text:style-name="L3">
        <text:list-header>
          <text:p text:style-name="P40"/>
        </text:list-header>
      </text:list>
      <text:p text:style-name="P19">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Liberation Sans1" svg:font-family="'Liberation Sans'"/>
    <style:font-face style:name="Monospace2" svg:font-family="Monospace"/>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1a06171"/>
    </style:style>
    <style:style style:name="MP2" style:family="paragraph" style:parent-style-name="Footer">
      <style:paragraph-properties fo:text-align="center" style:justify-single-word="false"/>
      <style:text-properties officeooo:paragraph-rsid="019ece81"/>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text:span text:style-name="MT1">ברוך ה’ חונן הדעת</text:span></text:p>
      </style:header>
      <style:footer>
        <text:p text:style-name="MP2">-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26T21:19:37.538133977</dc:date>
    <meta:editing-duration>PT15H49M47S</meta:editing-duration>
    <meta:editing-cycles>422</meta:editing-cycles>
    <meta:document-statistic meta:table-count="0" meta:image-count="0" meta:object-count="0" meta:page-count="1" meta:paragraph-count="70" meta:word-count="1474" meta:character-count="8590" meta:non-whitespace-character-count="7144"/>
  </office:meta>
</office:document-meta>
</file>